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2"/>
          <table:covered-table-cell table:style-name="ce34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5" office:value-type="string">
            <text:p>6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8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4.169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8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8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8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3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7" table:number-columns-repeated="3"/>
          <table:table-cell table:style-name="ce44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96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1"/>
          <table:table-cell table:number-columns-repeated="240"/>
        </table:table-row>
        <table:table-row table:style-name="ro6">
          <table:table-cell table:style-name="ce6" office:value-type="string">
            <text:p>default</text:p>
          </table:table-cell>
          <table:table-cell table:style-name="ce13"/>
          <table:table-cell table:number-columns-repeated="4" table:style-name="ce2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6">
          <table:table-cell table:style-name="ce8" office:value-type="string">
            <text:p>jboss</text:p>
          </table:table-cell>
          <table:table-cell table:style-name="ce16"/>
          <table:table-cell table:number-columns-repeated="4" table:style-name="ce21" office:value-type="string">
            <text:p>X</text:p>
          </table:table-cell>
          <table:table-cell table:number-columns-repeated="3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62" office:value-type="string">
            <text:p>√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5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15/04/2008</text:date>, <text:time>16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4-15T16:27:16</dc:date>
    <meta:editing-cycles>70</meta:editing-cycles>
    <meta:editing-duration>P5DT9H45M52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